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C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ing_20_2">
      <style:paragraph-properties fo:text-align="center" style:justify-single-word="false"/>
      <style:text-properties officeooo:rsid="00035c8e" officeooo:paragraph-rsid="00035c8e"/>
    </style:style>
    <style:style style:name="P2" style:family="paragraph" style:parent-style-name="Standard">
      <style:paragraph-properties fo:text-align="center" style:justify-single-word="false"/>
      <style:text-properties officeooo:rsid="00035c8e" officeooo:paragraph-rsid="00035c8e"/>
    </style:style>
    <style:style style:name="P3" style:family="paragraph" style:parent-style-name="Standard">
      <style:paragraph-properties fo:text-align="end" style:justify-single-word="false"/>
      <style:text-properties officeooo:rsid="00035c8e" officeooo:paragraph-rsid="00035c8e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035c8e" officeooo:paragraph-rsid="00035c8e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 fo:break-before="page"/>
      <style:text-properties fo:font-size="20pt" fo:font-weight="bold" officeooo:rsid="00035c8e" officeooo:paragraph-rsid="00035c8e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officeooo:rsid="00044dbc" officeooo:paragraph-rsid="00044dbc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44dbc" officeooo:paragraph-rsid="00044db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5f2cd" officeooo:paragraph-rsid="0005f2c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85256" officeooo:paragraph-rsid="00085256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a5266" officeooo:paragraph-rsid="000a5266" style:font-size-asian="10.5pt" style:font-weight-asian="normal" style:font-size-complex="12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font-size="12pt" officeooo:rsid="0009d6f2" officeooo:paragraph-rsid="0009d6f2" style:font-size-asian="10.5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fo:font-weight="bold" officeooo:rsid="0009d6f2" officeooo:paragraph-rsid="0009d6f2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b47ee" officeooo:paragraph-rsid="000b47ee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85256" officeooo:paragraph-rsid="000eaa19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eaa19" officeooo:paragraph-rsid="000eaa19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ebf40" officeooo:paragraph-rsid="000ebf40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6pt" fo:font-weight="bold" officeooo:rsid="000b47ee" officeooo:paragraph-rsid="000eaa19" style:font-size-asian="16pt" style:font-weight-asian="bold" style:font-size-complex="16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12pt" fo:font-weight="bold" officeooo:rsid="0009d6f2" officeooo:paragraph-rsid="000eaa19" style:font-size-asian="10.5pt" style:font-weight-asian="bold" style:font-size-complex="1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12pt" officeooo:rsid="0009d6f2" officeooo:paragraph-rsid="000eaa19" style:font-size-asian="10.5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font-size="12pt" officeooo:rsid="000eaa19" officeooo:paragraph-rsid="000eaa19" style:font-size-asian="10.5pt" style:font-size-complex="12pt"/>
    </style:style>
    <style:style style:name="P21" style:family="paragraph" style:parent-style-name="Text_20_body" style:list-style-name="L1"/>
    <style:style style:name="P22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officeooo:rsid="00074ea2"/>
    </style:style>
    <style:style style:name="T2" style:family="text">
      <style:text-properties officeooo:rsid="0008919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0eaa19"/>
    </style:style>
    <style:style style:name="T5" style:family="text">
      <style:text-properties officeooo:rsid="000ebf40"/>
    </style:style>
    <style:style style:name="T6" style:family="text">
      <style:text-properties officeooo:rsid="00109b84"/>
    </style:style>
    <style:style style:name="T7" style:family="text">
      <style:text-properties officeooo:rsid="0010eb87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ateusz Kołacz, 336360</text:p>
      <text:p text:style-name="P4">WSI – Ćwiczenie 4</text:p>
      <text:p text:style-name="P2"/>
      <text:h text:style-name="P1" text:outline-level="2">Zadanie</text:h>
      <text:p text:style-name="Text_20_body">Zaimplementować klasyfikator ID3 (drzewo decyzyjne). Atrybuty nominalne, testy tożsamościowe. Podać dokładność i macierz pomyłek na zbiorach: <text:a xlink:type="simple" xlink:href="http://archive.ics.uci.edu/ml/datasets/Breast+Cancer" text:style-name="Internet_20_link" text:visited-style-name="Visited_20_Internet_20_Link">Breast cancer</text:a> i <text:a xlink:type="simple" xlink:href="https://archive.ics.uci.edu/ml/datasets/mushroom" text:style-name="Internet_20_link" text:visited-style-name="Visited_20_Internet_20_Link">mushroom</text:a>. Dlaczego na jednym zbiorze jest znacznie lepszy wynik niż na drugim? Do potwierdzenia lub odrzucenia postawionych hipotez konieczne może być przeprowadzenie dodatkowych eksperymentów ze zmodyfikowanymi zbiorami danych. Sformułować i spisać wnioski. </text:p>
      <text:h text:style-name="Heading_20_2" text:outline-level="2">Poniżej kilka wskazówek ogólnych do tego ćwiczenia</text:h>
      <text:list xml:id="list1680910965" text:style-name="L1">
        <text:list-item>
          <text:p text:style-name="P22">Atrybuty nominalne - każdy atrybut może przyjmować jedną z kilku dozwolonych wartości, zakładamy, że wartość atrybutu to napis, np. "kot", "a", "20-34", "&gt;40". </text:p>
        </text:list-item>
        <text:list-item>
          <text:p text:style-name="P22">Testy tożsamościowe - jeżeli atrybut testowany w danym węźle ma np. 3 dozwolone wartości, np. a, b, c, to z węzła tego wychodzą 3 krawędzie oznaczone: a, b, c. </text:p>
        </text:list-item>
        <text:list-item>
          <text:p text:style-name="P22">Na tym ćwiczeniu klasyfikator trenuje się na zbiorze trenującym, a ocenia jego jakość na zbiorze testującym. Należy losowo podzielić zbiór danych na trenujący i testujący w stosunku 3:2. </text:p>
        </text:list-item>
        <text:list-item>
          <text:p text:style-name="P22">Jeżeli zbiór danych zawiera numery lub identyfikatory wierszy to należy je wyrzucić - nie chcemy uczyć się identyfikatorów wierszy. </text:p>
        </text:list-item>
        <text:list-item>
          <text:p text:style-name="P22">Brakujące wartości atrybutów taktujemy jako wartość, np. jeżeli symbol ‘?’ oznacza brakującą wartość, a symbole ‘a’, ‘b’ wartości normalne, to z naszego punktu widzenia mamy 3 wartości normalne (fachowo: 3 wartości atrybutu): ‘a’, ‘b’, ‘?’. </text:p>
        </text:list-item>
        <text:list-item>
          <text:p text:style-name="P22">Tak naprawdę to nie musimy rozumieć dziedziny problemu - na wejściu mamy napisy, na wyjściu napisy, nie ważne czy klasyfikujemy sekwencje DNA, grzyby, czy samochody. </text:p>
        </text:list-item>
        <text:list-item>
          <text:p text:style-name="P22">Nazwa pliku ze zbiorem danych jest parametrem algorytmu klasyfikacji, kod klasyfikatora powinien być w stanie obsłużyć inny zbiór danych o tym samym rozkładzie kolumn (czyli nie należy wpisywać wartości atrybutów „na sztywno” w kodzie). </text:p>
        </text:list-item>
        <text:list-item>
          <text:p text:style-name="P21">W repozytorium ze zbiorami danych zwykle w plikach „.names” jest napisane, który atrybut to klasa (czyli wartości której kolumny mamy się nauczyć przewidywać). </text:p>
        </text:list-item>
      </text:list>
      <text:p text:style-name="P2"/>
      <text:p text:style-name="P2"/>
      <text:p text:style-name="P4"/>
      <text:p text:style-name="P5">Wyniki</text:p>
      <text:p text:style-name="P7"><text:span text:style-name="T2">Zaimplementowano klasyfikator ID3 z atrybutami nominalnymi i testami tożsamościowymi. Losowo dzielono dane w stosunku 3:2 na zbiór treningowy i testowy, a także wykonano po 50 iteracji dla każdego ze zbioru danych. </text:span>Po przeprowadzeniu pierwszych testów na zbiorach danych “Breast_cancer” i “mushroom” otrzymano następujące rezultaty:</text:p>
      <text:p text:style-name="P7"/>
      <text:p text:style-name="P9">[ Mushroom ] <text:span text:style-name="T2">=&gt; Dokładność 99.99%</text:span></text:p>
      <text:p text:style-name="P9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2">Przewidywany / Rzeczywisty</text:p>
          </table:table-cell>
          <table:table-cell table:style-name="Table1.A1" office:value-type="string">
            <text:p text:style-name="P12">Trujący</text:p>
          </table:table-cell>
          <table:table-cell table:style-name="Table1.C1" office:value-type="string">
            <text:p text:style-name="P12">Jadalny</text:p>
          </table:table-cell>
        </table:table-row>
        <table:table-row>
          <table:table-cell table:style-name="Table1.A2" office:value-type="string">
            <text:p text:style-name="P12">Trujący</text:p>
          </table:table-cell>
          <table:table-cell table:style-name="Table1.A2" office:value-type="string">
            <text:p text:style-name="P11">1568</text:p>
          </table:table-cell>
          <table:table-cell table:style-name="Table1.C2" office:value-type="string">
            <text:p text:style-name="P11">0</text:p>
          </table:table-cell>
        </table:table-row>
        <table:table-row>
          <table:table-cell table:style-name="Table1.A2" office:value-type="string">
            <text:p text:style-name="P12">Jadalny</text:p>
          </table:table-cell>
          <table:table-cell table:style-name="Table1.A2" office:value-type="string">
            <text:p text:style-name="P11">0</text:p>
          </table:table-cell>
          <table:table-cell table:style-name="Table1.C2" office:value-type="string">
            <text:p text:style-name="P11">1681</text:p>
          </table:table-cell>
        </table:table-row>
      </table:table>
      <text:p text:style-name="P9"/>
      <text:p text:style-name="P9"/>
      <text:p text:style-name="P9">[ Breast_cancer ] <text:span text:style-name="T2">=&gt; Dokładność 63.06%</text:span></text:p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2">Przewidywany / Rzeczywisty</text:p>
          </table:table-cell>
          <table:table-cell table:style-name="Table2.A1" office:value-type="string">
            <text:p text:style-name="P12">Jednorazowy</text:p>
          </table:table-cell>
          <table:table-cell table:style-name="Table2.C1" office:value-type="string">
            <text:p text:style-name="P12">Powtarzający się</text:p>
          </table:table-cell>
        </table:table-row>
        <table:table-row>
          <table:table-cell table:style-name="Table2.A2" office:value-type="string">
            <text:p text:style-name="P12">Jednorazowy</text:p>
          </table:table-cell>
          <table:table-cell table:style-name="Table2.A2" office:value-type="string">
            <text:p text:style-name="P11">60</text:p>
          </table:table-cell>
          <table:table-cell table:style-name="Table2.C2" office:value-type="string">
            <text:p text:style-name="P11">22</text:p>
          </table:table-cell>
        </table:table-row>
        <table:table-row>
          <table:table-cell table:style-name="Table2.A2" office:value-type="string">
            <text:p text:style-name="P12">Powtarzający się</text:p>
          </table:table-cell>
          <table:table-cell table:style-name="Table2.A2" office:value-type="string">
            <text:p text:style-name="P11">21</text:p>
          </table:table-cell>
          <table:table-cell table:style-name="Table2.C2" office:value-type="string">
            <text:p text:style-name="P11">12</text:p>
          </table:table-cell>
        </table:table-row>
      </table:table>
      <text:p text:style-name="P7"/>
      <text:p text:style-name="P10">Wstępna hipoteza, którą postawiono, jest następująca: <text:span text:style-name="T3">wielkość zbioru danych ma wpływ na dokładność predykcji modelu</text:span>. W celu zweryfikowania powyższej hipotezy, postanowiono przeprowadzić dodatkowe eksperymenty ze zmodyfikowanymi zbiorami danych.</text:p>
      <text:p text:style-name="P10"/>
      <text:p text:style-name="P17"><text:span text:style-name="T4">D</text:span>odatkowe eksperymenty </text:p>
      <text:p text:style-name="P13"/>
      <text:p text:style-name="P13">[ <text:span text:style-name="T4">Zbiór Mushroom zmniejszony do 300 obserwacji </text:span>] <text:span text:style-name="T4">=&gt; Dokładność 100,00%</text:span></text:p>
      <text:p text:style-name="P13"/>
      <text:p text:style-name="P14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8">Przewidywany / Rzeczywisty</text:p>
          </table:table-cell>
          <table:table-cell table:style-name="Table3.A1" office:value-type="string">
            <text:p text:style-name="P18">Trujący</text:p>
          </table:table-cell>
          <table:table-cell table:style-name="Table3.C1" office:value-type="string">
            <text:p text:style-name="P18">Jadalny</text:p>
          </table:table-cell>
        </table:table-row>
        <table:table-row>
          <table:table-cell table:style-name="Table3.A2" office:value-type="string">
            <text:p text:style-name="P18">Trujący</text:p>
          </table:table-cell>
          <table:table-cell table:style-name="Table3.A2" office:value-type="string">
            <text:p text:style-name="P20">11</text:p>
          </table:table-cell>
          <table:table-cell table:style-name="Table3.C2" office:value-type="string">
            <text:p text:style-name="P19">0</text:p>
          </table:table-cell>
        </table:table-row>
        <table:table-row>
          <table:table-cell table:style-name="Table3.A2" office:value-type="string">
            <text:p text:style-name="P18">Jadalny</text:p>
          </table:table-cell>
          <table:table-cell table:style-name="Table3.A2" office:value-type="string">
            <text:p text:style-name="P19">0</text:p>
          </table:table-cell>
          <table:table-cell table:style-name="Table3.C2" office:value-type="string">
            <text:p text:style-name="P20">89</text:p>
          </table:table-cell>
        </table:table-row>
      </table:table>
      <text:p text:style-name="P14"/>
      <text:p text:style-name="P15">Okazuje się, że liczba obserwacji nie ma wpływu na dokładność predykcji modelu. Wyniki dla zbioru około 300 obserwacji były niemal identyczne (a nawet trochę lepsze) co dla zbioru o wielkości ~8100 rekordów.</text:p>
      <text:p text:style-name="P16"/>
      <text:p text:style-name="P6">Wnioski:</text:p>
      <text:p text:style-name="P8">Przy wykorzystaniu algorytmu ID3, <text:span text:style-name="T7">wielkość</text:span> zbioru danych <text:span text:style-name="T7">nie zawsze</text:span> wywiera wpływ na uzyskiwane wyniki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5T22:37:14.005032069</meta:creation-date>
    <dc:date>2024-05-06T11:11:30.844467563</dc:date>
    <meta:editing-duration>PT56M37S</meta:editing-duration>
    <meta:editing-cycles>11</meta:editing-cycles>
    <meta:generator>LibreOffice/7.3.7.2$Linux_X86_64 LibreOffice_project/30$Build-2</meta:generator>
    <meta:document-statistic meta:table-count="3" meta:image-count="0" meta:object-count="0" meta:page-count="2" meta:paragraph-count="50" meta:word-count="469" meta:character-count="3241" meta:non-whitespace-character-count="2819"/>
  </office:meta>
</office:document-meta>
</file>